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4c6e7" officeooo:paragraph-rsid="0004c6e7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c6e7" officeooo:paragraph-rsid="0004feef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4c6e7" officeooo:paragraph-rsid="00076bee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text-underline-style="none" fo:font-weight="bold" officeooo:paragraph-rsid="0004c6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4feef" officeooo:paragraph-rsid="0004feef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08c40a" officeooo:paragraph-rsid="0008c40a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de9bc" officeooo:paragraph-rsid="0008c40a" fo:background-color="#ffff00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de9bc" officeooo:paragraph-rsid="000de9bc" fo:background-color="transparen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officeooo:rsid="000de9bc" officeooo:paragraph-rsid="000de9bc" fo:background-color="transparen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officeooo:rsid="000f510c" officeooo:paragraph-rsid="000f510c" fo:background-color="transparen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officeooo:rsid="00106eca" officeooo:paragraph-rsid="00106eca" fo:background-color="transparen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officeooo:rsid="00112d79" officeooo:paragraph-rsid="00112d79" fo:background-color="transparent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04c6e7"/>
    </style:style>
    <style:style style:name="P14" style:family="paragraph" style:parent-style-name="Text_20_body">
      <style:paragraph-properties fo:text-align="justify" style:justify-single-word="false"/>
      <style:text-properties style:font-name="Arial" officeooo:rsid="0009ce3a" officeooo:paragraph-rsid="0009ce3a"/>
    </style:style>
    <style:style style:name="P15" style:family="paragraph" style:parent-style-name="Text_20_body">
      <style:paragraph-properties fo:text-align="justify" style:justify-single-word="false"/>
      <style:text-properties style:font-name="Arial" officeooo:rsid="0004c6e7" officeooo:paragraph-rsid="0004c6e7"/>
    </style:style>
    <style:style style:name="P16" style:family="paragraph" style:parent-style-name="Heading_20_1">
      <style:paragraph-properties fo:text-align="center" style:justify-single-word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17" style:family="paragraph" style:parent-style-name="Footer">
      <style:paragraph-properties fo:text-align="center" style:justify-single-word="false"/>
      <style:text-properties officeooo:rsid="0013b7da" officeooo:paragraph-rsid="0013b7da"/>
    </style:style>
    <style:style style:name="T1" style:family="text">
      <style:text-properties officeooo:rsid="0004feef"/>
    </style:style>
    <style:style style:name="T2" style:family="text">
      <style:text-properties officeooo:rsid="000a1a0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feef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0b8a06"/>
    </style:style>
    <style:style style:name="T7" style:family="text">
      <style:text-properties officeooo:rsid="000c88c3"/>
    </style:style>
    <style:style style:name="T8" style:family="text">
      <style:text-properties officeooo:rsid="000e6bbb"/>
    </style:style>
    <style:style style:name="T9" style:family="text">
      <style:text-properties officeooo:rsid="000f5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6">Compte rendu Système et programmation <text:s/>système</text:p>
      <text:p text:style-name="P16"/>
      <text:p text:style-name="P16">Projet C : First Shell (FiSH)</text:p>
      <text:p text:style-name="P1"/>
      <text:p text:style-name="P13"/>
      <text:p text:style-name="P13"/>
      <text:p text:style-name="P13"/>
      <text:p text:style-name="P13"/>
      <text:p text:style-name="P14">Ce projet à pour but de coder un interpréteur de commande Shell en langage C.</text:p>
      <text:p text:style-name="P15"/>
      <text:p text:style-name="P2">Pour une meilleur lisibilité nous avons créé des fonctions pour <text:span text:style-name="T2">chaque</text:span> parties du projet. </text:p>
      <text:p text:style-name="P2"/>
      <text:p text:style-name="P5">Nous avons mis dans la fonction <text:span text:style-name="T5">line_stats_print</text:span> la partie de <text:span text:style-name="T5">fish.c</text:span> qui traite l'affichage de la structure line entrée par l'utilisateur.</text:p>
      <text:p text:style-name="P3">La fonction <text:span text:style-name="T3">internal_cmds</text:span> traite de la partie sur les commandes internes donc l'implémentation des commandes exit et cd. </text:p>
      <text:p text:style-name="P2">La fonction <text:span text:style-name="T3">redirect</text:span> permet d'effectuer l'ouverture des fichier en lecture seule ou écriture seule en fonction du type de redirection. </text:p>
      <text:p text:style-name="P2"><text:span text:style-name="T1">La fonction </text:span><text:span text:style-name="T4">SIGCHLD_handler</text:span><text:span text:style-name="T1"> est le handler utiliser lors du lancement d'un processus en arrière plan.</text:span></text:p>
      <text:p text:style-name="P5">La fonction <text:span text:style-name="T3">line_execute</text:span> <text:span text:style-name="T6">permet l’éxecution d’une commande simple sans pipe, </text:span>et <text:span text:style-name="T6">la fonction </text:span><text:span text:style-name="T3">one_pipe_exec</text:span> permet l'exécution <text:span text:style-name="T6">d’une ligne de commande avec un nombre indéterminé de pipes</text:span>.</text:p>
      <text:p text:style-name="P5"/>
      <text:p text:style-name="P6">Seule la partie o<text:span text:style-name="T7">ù</text:span> il nous est demander de gérer les commandes <text:span text:style-name="T7">avec un ou plusieurs pipe n’est pas fonctionnelle</text:span>.</text:p>
      <text:p text:style-name="P7"/>
      <text:p text:style-name="P8">Pour nous assurer du bon fonctionnement de notre programme, nous avons utilisés les commandes suivantes :</text:p>
      <text:list xml:id="list8143522697150276477" text:style-name="L1">
        <text:list-item>
          <text:p text:style-name="P9">ls -lah : <text:span text:style-name="T8">fonctionnelle</text:span></text:p>
        </text:list-item>
        <text:list-item>
          <text:p text:style-name="P10">tree / &gt; tree.txt &amp; : fonctionnelle</text:p>
        </text:list-item>
        <text:list-item>
          <text:p text:style-name="P10">cat &lt; tree.txt : fonctionnelle</text:p>
        </text:list-item>
        <text:list-item>
          <text:p text:style-name="P11">cd .. <text:span text:style-name="T9">: fonctionnelle</text:span></text:p>
        </text:list-item>
        <text:list-item>
          <text:p text:style-name="P11">exit <text:span text:style-name="T9">: fonctionnelle</text:span></text:p>
        </text:list-item>
        <text:list-item>
          <text:p text:style-name="P12">cat tree.txt | wc -l <text:span text:style-name="T9">: </text:span>non <text:span text:style-name="T9">fonctionnelle, </text:span>problème de duplication de descripteur de fichier</text:p>
        </text:list-item>
        <text:list-item>
          <text:p text:style-name="P12">sleep 5 &amp; : fonctionnelle, ignore correctement le signal SIGINT et se termine propr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3b7da" officeooo:paragraph-rsid="0013b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ILLOTTE Fanny – BROSSARD Floria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3:22:56.041000000</meta:creation-date>
    <dc:date>2016-05-19T22:07:56.941000000</dc:date>
    <meta:editing-duration>PT29M43S</meta:editing-duration>
    <meta:editing-cycles>17</meta:editing-cycles>
    <meta:generator>LibreOffice/5.1.2.2$Windows_X86_64 LibreOffice_project/d3bf12ecb743fc0d20e0be0c58ca359301eb705f</meta:generator>
    <meta:document-statistic meta:table-count="0" meta:image-count="0" meta:object-count="0" meta:page-count="1" meta:paragraph-count="19" meta:word-count="240" meta:character-count="1488" meta:non-whitespace-character-count="1269"/>
  </office:meta>
</office:document-meta>
</file>